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svg:stroke-color="#000000" draw:marker-start="Circle" draw:textarea-vertical-align="middle"/>
    </style:style>
    <style:style style:name="gr3" style:family="graphic" style:parent-style-name="standard">
      <style:graphic-properties draw:textarea-vertical-align="middle"/>
    </style:style>
    <style:style style:name="gr4" style:family="graphic" style:parent-style-name="standard">
      <style:graphic-properties draw:textarea-vertical-align="middle"/>
    </style:style>
    <style:style style:name="gr5" style:family="graphic" style:parent-style-name="standard">
      <style:graphic-properties draw:fill-color="#ffcccc" draw:textarea-vertical-align="middle"/>
    </style:style>
    <style:style style:name="gr6" style:family="graphic" style:parent-style-name="standard">
      <style:graphic-properties draw:fill-color="#ffff99" draw:textarea-vertical-align="top"/>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withoutfill">
      <style:graphic-properties draw:marker-end="Circle" draw:marker-end-width="0.3cm" draw:fill="none" draw:textarea-vertical-align="middle"/>
    </style:style>
    <style:style style:name="gr9" style:family="graphic" style:parent-style-name="objectwithoutfill">
      <style:graphic-properties svg:stroke-color="#000000" draw:marker-end="Half_20_Circle_20_unfille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9pt" style:font-size-asian="9pt" style:font-size-complex="9pt"/>
    </style:style>
    <style:style style:name="P3" style:family="paragraph">
      <style:paragraph-properties fo:text-align="start"/>
    </style:style>
    <style:style style:name="P4" style:family="paragraph">
      <style:paragraph-properties fo:text-align="center"/>
      <style:text-properties fo:font-weight="bold" style:font-weight-asian="bold" style:font-weight-complex="bold"/>
    </style:style>
    <style:style style:name="P5" style:family="paragraph">
      <style:paragraph-properties fo:text-align="center"/>
      <style:text-properties fo:font-size="9pt" fo:font-weight="bold" style:font-size-asian="9pt" style:font-weight-asian="bold" style:font-size-complex="9pt" style:font-weight-complex="bold"/>
    </style:style>
    <style:style style:name="P6" style:family="paragraph">
      <style:paragraph-properties fo:text-align="start"/>
      <style:text-properties fo:font-family="'Courier New'" style:font-family-generic="modern" style:font-pitch="fixed" fo:font-size="8pt" style:font-size-asian="8pt" style:font-size-complex="8pt"/>
    </style:style>
    <style:style style:name="P7" style:family="paragraph">
      <style:paragraph-properties fo:text-align="start"/>
      <style:text-properties fo:font-size="8pt" style:font-size-asian="8pt" style:font-size-complex="8pt"/>
    </style:style>
    <style:style style:name="P8" style:family="paragraph">
      <style:paragraph-properties fo:text-align="center"/>
      <style:text-properties fo:font-size="8pt" style:font-size-asian="8pt" style:font-size-complex="8pt"/>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font-family="Arial" style:font-family-generic="roman" style:font-pitch="variable" fo:font-size="9pt" fo:font-weight="bold" style:letter-kerning="true" style:font-family-asian="'Microsoft YaHei'" style:font-family-generic-asian="system" style:font-pitch-asian="variable" style:font-size-asian="9pt" style:font-weight-asian="bold" style:font-family-complex="'Lucida Sans'" style:font-family-generic-complex="system" style:font-pitch-complex="variable" style:font-size-complex="9pt" style:font-weight-complex="bold"/>
    </style:style>
    <style:style style:name="T4" style:family="text">
      <style:text-properties fo:font-family="'Courier New'" style:font-family-generic="modern" style:font-pitch="fixed" fo:font-size="8pt" style:letter-kerning="true" style:font-family-asian="'Microsoft YaHei'" style:font-family-generic-asian="system" style:font-pitch-asian="variable" style:font-size-asian="8pt" style:font-family-complex="'Lucida Sans'" style:font-family-generic-complex="system" style:font-pitch-complex="variable" style:font-size-complex="8pt"/>
    </style:style>
    <style:style style:name="T5" style:family="text">
      <style:text-properties fo:font-size="9pt" fo:font-weight="bold" style:font-size-asian="9pt" style:font-weight-asian="bold" style:font-size-complex="9pt" style:font-weight-complex="bold"/>
    </style:style>
    <style:style style:name="T6" style:family="text">
      <style:text-properties fo:font-family="Arial" style:font-family-generic="roman" style:font-pitch="variable" fo:font-size="8pt" style:letter-kerning="true" style:font-family-asian="'Microsoft YaHei'" style:font-family-generic-asian="system" style:font-pitch-asian="variable" style:font-size-asian="8pt" style:font-family-complex="'Lucida Sans'" style:font-family-generic-complex="system" style:font-pitch-complex="variable" style:font-size-complex="8pt"/>
    </style:style>
    <style:style style:name="T7"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Lucida Sans'" style:font-family-generic-complex="system" style:font-pitch-complex="variable"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draw:type="line" svg:x1="18.018cm" svg:y1="7.096cm" svg:x2="4.429cm" svg:y2="4.302cm" draw:start-shape="id1" draw:start-glue-point="0" draw:end-shape="id2" draw:end-glue-point="2" svg:d="M18018 7096l-13589-2794">
          <text:p/>
        </draw:connector>
        <draw:connector draw:style-name="gr1" draw:text-style-name="P1" draw:layer="layout" draw:type="line" svg:x1="12.747cm" svg:y1="6.588cm" svg:x2="12.747cm" svg:y2="4.556cm" draw:start-shape="id3" draw:start-glue-point="0" draw:end-shape="id4" svg:d="M12747 6588v-2032">
          <text:p/>
        </draw:connector>
        <draw:connector draw:style-name="gr1" draw:text-style-name="P1" draw:layer="layout" draw:type="line" svg:x1="4.365cm" svg:y1="6.588cm" svg:x2="4.429cm" svg:y2="4.302cm" draw:start-shape="id5" draw:start-glue-point="0" draw:end-shape="id2" draw:end-glue-point="2" svg:d="M4365 6588l64-2286">
          <text:p/>
        </draw:connector>
        <draw:connector draw:style-name="gr1" draw:text-style-name="P1" draw:layer="layout" draw:type="line" svg:x1="23.796cm" svg:y1="6.588cm" svg:x2="23.733cm" svg:y2="4.302cm" draw:start-shape="id6" draw:start-glue-point="0" draw:end-shape="id7" svg:d="M23796 6588l-63-2286">
          <text:p/>
        </draw:connector>
        <draw:connector draw:style-name="gr2" draw:text-style-name="P1" draw:layer="layout" svg:x1="15.605cm" svg:y1="3.476cm" svg:x2="20.939cm" svg:y2="3.54cm" draw:start-shape="id4" draw:end-shape="id7" draw:end-glue-point="3" svg:d="M15605 3476h2667v64h2667">
          <text:p/>
        </draw:connector>
        <draw:connector draw:style-name="gr2" draw:text-style-name="P1" draw:layer="layout" svg:x1="9.89cm" svg:y1="3.476cm" svg:x2="7.477cm" svg:y2="3.54cm" draw:start-shape="id4" draw:end-shape="id2" draw:end-glue-point="1" svg:d="M9890 3476h-1206v64h-1207">
          <text:p/>
        </draw:connector>
        <draw:connector draw:style-name="gr1" draw:text-style-name="P1" draw:layer="layout" draw:type="line" svg:x1="12.747cm" svg:y1="14.208cm" svg:x2="12.747cm" svg:y2="8.493cm" draw:start-shape="id8" draw:start-glue-point="0" draw:end-shape="id9" svg:d="M12747 14208v-5715">
          <text:p/>
        </draw:connector>
        <draw:connector draw:style-name="gr1" draw:text-style-name="P1" draw:layer="layout" draw:type="line" svg:x1="4.365cm" svg:y1="14.335cm" svg:x2="4.365cm" svg:y2="8.493cm" draw:start-shape="id10" draw:start-glue-point="0" draw:end-shape="id11" draw:end-glue-point="2" svg:d="M4365 14335v-5842">
          <text:p/>
        </draw:connector>
        <draw:connector draw:style-name="gr1" draw:text-style-name="P1" draw:layer="layout" draw:type="line" svg:x1="23.796cm" svg:y1="14.208cm" svg:x2="23.796cm" svg:y2="8.493cm" draw:start-shape="id12" draw:start-glue-point="0" draw:end-shape="id13" svg:d="M23796 14208v-5715">
          <text:p/>
        </draw:connector>
        <draw:connector draw:style-name="gr1" draw:text-style-name="P1" draw:layer="layout" draw:type="line" svg:x1="18.018cm" svg:y1="14.208cm" svg:x2="18.018cm" svg:y2="11.922cm" draw:start-shape="id14" draw:start-glue-point="0" draw:end-shape="id15" draw:end-glue-point="2" svg:d="M18018 14208v-2286">
          <text:p/>
        </draw:connector>
        <draw:g xml:id="id10" draw:id="id10">
          <draw:rect draw:style-name="gr3" draw:text-style-name="P2" draw:layer="layout" svg:width="4.191cm" svg:height="0.635cm" svg:x="2.27cm" svg:y="14.335cm">
            <text:p text:style-name="P1"><text:span text:style-name="T1">AccountHolderEntity</text:span></text:p>
          </draw:rect>
          <draw:rect draw:style-name="gr3" draw:text-style-name="P2" draw:layer="layout" svg:width="4.191cm" svg:height="0.762cm" svg:x="2.27cm" svg:y="14.97cm">
            <text:p text:style-name="P3"><text:span text:style-name="T2">@Entity</text:span></text:p>
            <text:p text:style-name="P3"><text:span text:style-name="T2">@Table=”account_holders”</text:span></text:p>
          </draw:rect>
          <draw:rect draw:style-name="gr4" draw:text-style-name="P2" draw:layer="layout" svg:width="4.191cm" svg:height="0.635cm" svg:x="2.27cm" svg:y="15.732cm">
            <text:p/>
          </draw:rect>
        </draw:g>
        <draw:g xml:id="id17" draw:id="id17">
          <draw:rect draw:style-name="gr3" draw:text-style-name="P2" xml:id="id12" draw:id="id12" draw:layer="layout" svg:width="3.937cm" svg:height="0.635cm" svg:x="21.828cm" svg:y="14.208cm">
            <text:p text:style-name="P1"><text:span text:style-name="T1">AccountProviderEntity</text:span></text:p>
          </draw:rect>
          <draw:rect draw:style-name="gr3" draw:text-style-name="P2" draw:layer="layout" svg:width="3.937cm" svg:height="0.762cm" svg:x="21.828cm" svg:y="14.843cm">
            <text:p text:style-name="P3"><text:span text:style-name="T2">@Entity</text:span></text:p>
            <text:p text:style-name="P3"><text:span text:style-name="T2">@Table=”account_providers”</text:span></text:p>
          </draw:rect>
          <draw:rect draw:style-name="gr4" draw:text-style-name="P2" draw:layer="layout" svg:width="3.937cm" svg:height="0.762cm" svg:x="21.828cm" svg:y="15.605cm">
            <text:p/>
          </draw:rect>
        </draw:g>
        <draw:g xml:id="id9" draw:id="id9">
          <draw:rect draw:style-name="gr3" draw:text-style-name="P2" xml:id="id3" draw:id="id3" draw:layer="layout" svg:width="3.429cm" svg:height="0.635cm" svg:x="11.033cm" svg:y="6.588cm">
            <text:p text:style-name="P1"><text:span text:style-name="T1">AbstractAccountEntity</text:span></text:p>
          </draw:rect>
          <draw:rect draw:style-name="gr3" draw:text-style-name="P2" draw:layer="layout" svg:width="3.429cm" svg:height="0.508cm" svg:x="11.033cm" svg:y="7.223cm">
            <text:p text:style-name="P3"><text:span text:style-name="T2">@MappedSuperclass</text:span></text:p>
          </draw:rect>
          <draw:rect draw:style-name="gr4" draw:text-style-name="P2" draw:layer="layout" svg:width="3.429cm" svg:height="0.762cm" svg:x="11.033cm" svg:y="7.731cm">
            <text:p/>
          </draw:rect>
        </draw:g>
        <draw:g xml:id="id11" draw:id="id11">
          <draw:rect draw:style-name="gr3" draw:text-style-name="P2" xml:id="id5" draw:id="id5" draw:layer="layout" svg:width="4.191cm" svg:height="0.635cm" svg:x="2.27cm" svg:y="6.588cm">
            <text:p text:style-name="P1"><text:span text:style-name="T1">AbstractAccountHolderEntity</text:span></text:p>
          </draw:rect>
          <draw:rect draw:style-name="gr3" draw:text-style-name="P2" draw:layer="layout" svg:width="4.191cm" svg:height="0.508cm" svg:x="2.27cm" svg:y="7.223cm">
            <text:p text:style-name="P3"><text:span text:style-name="T2">@MappedSuperclass</text:span></text:p>
          </draw:rect>
          <draw:rect draw:style-name="gr4" draw:text-style-name="P2" draw:layer="layout" svg:width="4.191cm" svg:height="0.762cm" svg:x="2.27cm" svg:y="7.731cm">
            <text:p/>
          </draw:rect>
        </draw:g>
        <draw:g xml:id="id13" draw:id="id13">
          <draw:rect draw:style-name="gr3" draw:text-style-name="P2" xml:id="id6" draw:id="id6" draw:layer="layout" svg:width="4.699cm" svg:height="0.635cm" svg:x="21.447cm" svg:y="6.588cm">
            <text:p text:style-name="P1"><text:span text:style-name="T1">AbstractAccountProviderEntity</text:span></text:p>
          </draw:rect>
          <draw:rect draw:style-name="gr3" draw:text-style-name="P2" draw:layer="layout" svg:width="4.699cm" svg:height="0.508cm" svg:x="21.447cm" svg:y="7.223cm">
            <text:p text:style-name="P3"><text:span text:style-name="T2">@MappedSuperclass</text:span></text:p>
          </draw:rect>
          <draw:rect draw:style-name="gr4" draw:text-style-name="P2" draw:layer="layout" svg:width="4.699cm" svg:height="0.762cm" svg:x="21.447cm" svg:y="7.731cm">
            <text:p/>
          </draw:rect>
        </draw:g>
        <draw:rect draw:style-name="gr5" draw:text-style-name="P2" xml:id="id1" draw:id="id1" draw:layer="layout" svg:width="3.556cm" svg:height="0.635cm" svg:x="16.24cm" svg:y="7.096cm">
          <text:p text:style-name="P1"><text:span text:style-name="T1">AccountProviderHolder</text:span></text:p>
        </draw:rect>
        <draw:connector draw:style-name="gr1" draw:text-style-name="P1" draw:layer="layout" draw:type="line" svg:x1="18.018cm" svg:y1="7.096cm" svg:x2="23.733cm" svg:y2="4.302cm" draw:start-shape="id1" draw:start-glue-point="0" draw:end-shape="id7" draw:end-glue-point="2" svg:d="M18018 7096l5715-2794">
          <text:p/>
        </draw:connector>
        <draw:g xml:id="id16" draw:id="id16">
          <draw:rect draw:style-name="gr3" draw:text-style-name="P2" xml:id="id8" draw:id="id8" draw:layer="layout" svg:width="3.429cm" svg:height="0.635cm" svg:x="11.033cm" svg:y="14.208cm">
            <text:p text:style-name="P1"><text:span text:style-name="T1">AccountEntity</text:span></text:p>
          </draw:rect>
          <draw:rect draw:style-name="gr3" draw:text-style-name="P2" draw:layer="layout" svg:width="3.429cm" svg:height="0.762cm" svg:x="11.033cm" svg:y="14.843cm">
            <text:p text:style-name="P3"><text:span text:style-name="T2">@Entity</text:span></text:p>
            <text:p text:style-name="P3"><text:span text:style-name="T2">@Table=”accounts”</text:span></text:p>
          </draw:rect>
          <draw:rect draw:style-name="gr4" draw:text-style-name="P2" draw:layer="layout" svg:width="3.429cm" svg:height="0.762cm" svg:x="11.033cm" svg:y="15.605cm">
            <text:p/>
          </draw:rect>
        </draw:g>
        <draw:g xml:id="id15" draw:id="id15">
          <draw:rect draw:style-name="gr3" draw:text-style-name="P2" draw:layer="layout" svg:width="5.588cm" svg:height="0.635cm" svg:x="15.224cm" svg:y="10.017cm">
            <text:p text:style-name="P1"><text:span text:style-name="T1">AbstractAccountProviderHolderEntity</text:span></text:p>
          </draw:rect>
          <draw:rect draw:style-name="gr3" draw:text-style-name="P2" draw:layer="layout" svg:width="5.588cm" svg:height="0.508cm" svg:x="15.224cm" svg:y="10.652cm">
            <text:p text:style-name="P3"><text:span text:style-name="T2">@MappedSuperclass</text:span></text:p>
          </draw:rect>
          <draw:rect draw:style-name="gr4" draw:text-style-name="P2" draw:layer="layout" svg:width="5.588cm" svg:height="0.762cm" svg:x="15.224cm" svg:y="11.16cm">
            <text:p/>
          </draw:rect>
        </draw:g>
        <draw:g>
          <draw:rect draw:style-name="gr3" draw:text-style-name="P2" xml:id="id14" draw:id="id14" draw:layer="layout" svg:width="4.826cm" svg:height="0.635cm" svg:x="15.605cm" svg:y="14.208cm">
            <text:p text:style-name="P1"><text:span text:style-name="T1">AccountProviderHolderEntity</text:span></text:p>
          </draw:rect>
          <draw:rect draw:style-name="gr3" draw:text-style-name="P2" draw:layer="layout" svg:width="4.826cm" svg:height="0.762cm" svg:x="15.605cm" svg:y="14.843cm">
            <text:p text:style-name="P3"><text:span text:style-name="T2">@Entity</text:span></text:p>
            <text:p text:style-name="P3"><text:span text:style-name="T2">@Table=”account_provider_holders”</text:span></text:p>
          </draw:rect>
          <draw:rect draw:style-name="gr4" draw:text-style-name="P2" draw:layer="layout" svg:width="4.826cm" svg:height="0.762cm" svg:x="15.605cm" svg:y="15.605cm">
            <text:p/>
          </draw:rect>
        </draw:g>
        <draw:connector draw:style-name="gr1" draw:text-style-name="P1" draw:layer="layout" draw:type="line" svg:x1="18.018cm" svg:y1="10.017cm" svg:x2="23.796cm" svg:y2="8.493cm" draw:start-shape="id15" draw:start-glue-point="0" draw:end-shape="id13" draw:end-glue-point="2" svg:d="M18018 10017l5778-1524">
          <text:p/>
        </draw:connector>
        <draw:connector draw:style-name="gr1" draw:text-style-name="P1" draw:layer="layout" draw:type="line" svg:x1="18.018cm" svg:y1="10.017cm" svg:x2="18.018cm" svg:y2="7.731cm" draw:start-shape="id15" draw:start-glue-point="0" draw:end-shape="id1" draw:end-glue-point="2" svg:d="M18018 10017v-2286">
          <text:p/>
        </draw:connector>
        <draw:g xml:id="id2" draw:id="id2">
          <draw:rect draw:style-name="gr5" draw:text-style-name="P5" draw:layer="layout" svg:width="6.096cm" svg:height="0.635cm" svg:x="1.381cm" svg:y="2.778cm">
            <text:p text:style-name="P4"><text:span text:style-name="T3">AccountHolder</text:span></text:p>
          </draw:rect>
          <draw:rect draw:style-name="gr5" draw:text-style-name="P6" draw:layer="layout" svg:width="6.096cm" svg:height="0.889cm" svg:x="1.381cm" svg:y="3.413cm">
            <text:p text:style-name="P6"><text:span text:style-name="T4">Set&lt;Account&gt; getHeldAccounts()</text:span></text:p>
            <text:p text:style-name="P6"><text:span text:style-name="T4">void setHeldAccounts(Set&lt;Account&gt;)</text:span></text:p>
          </draw:rect>
        </draw:g>
        <draw:g xml:id="id7" draw:id="id7">
          <draw:rect draw:style-name="gr5" draw:text-style-name="P5" draw:layer="layout" svg:width="5.588cm" svg:height="0.635cm" svg:x="20.939cm" svg:y="2.778cm">
            <text:p text:style-name="P4"><text:span text:style-name="T5">AccountProvider</text:span></text:p>
          </draw:rect>
          <draw:rect draw:style-name="gr5" draw:text-style-name="P7" draw:layer="layout" svg:width="5.588cm" svg:height="0.889cm" svg:x="20.939cm" svg:y="3.413cm">
            <text:p text:style-name="P7"><text:span text:style-name="T6">Set&lt;Account&gt; getProvidedAccounts()</text:span></text:p>
            <text:p text:style-name="P7"><text:span text:style-name="T6">void setProvidedAccounts(Set&lt;Account&gt;)</text:span></text:p>
          </draw:rect>
        </draw:g>
        <draw:g xml:id="id4" draw:id="id4">
          <draw:rect draw:style-name="gr5" draw:text-style-name="P5" draw:layer="layout" svg:width="5.715cm" svg:height="0.635cm" svg:x="9.89cm" svg:y="2.397cm">
            <text:p text:style-name="P4"><text:span text:style-name="T3">Account</text:span></text:p>
          </draw:rect>
          <draw:rect draw:style-name="gr5" draw:text-style-name="P6" draw:layer="layout" svg:width="5.715cm" svg:height="1.524cm" svg:x="9.89cm" svg:y="3.032cm">
            <text:p text:style-name="P6"><text:span text:style-name="T4">AccountHolder getHolder()</text:span></text:p>
            <text:p text:style-name="P6"><text:span text:style-name="T4">AccountProvider getProvider()</text:span></text:p>
            <text:p text:style-name="P6"><text:span text:style-name="T4">void setHolder(AccountHolder)</text:span></text:p>
            <text:p text:style-name="P6"><text:span text:style-name="T4">void setProvider(AccountProvider)</text:span></text:p>
          </draw:rect>
        </draw:g>
        <draw:g>
          <draw:rect draw:style-name="gr6" draw:text-style-name="P7" draw:layer="layout" svg:width="8.509cm" svg:height="2.667cm" svg:x="1cm" svg:y="17.923cm">
            <text:p text:style-name="P3"><text:span text:style-name="T2">Legend</text:span></text:p>
          </draw:rect>
          <draw:rect draw:style-name="gr5" draw:text-style-name="P2" draw:layer="layout" svg:width="2.667cm" svg:height="0.635cm" svg:x="1.762cm" svg:y="18.558cm">
            <text:p text:style-name="P1"><text:span text:style-name="T7">Interface</text:span></text:p>
          </draw:rect>
          <draw:rect draw:style-name="gr3" draw:text-style-name="P2" draw:layer="layout" svg:width="2.667cm" svg:height="0.635cm" svg:x="1.762cm" svg:y="19.447cm">
            <text:p text:style-name="P1"><text:span text:style-name="T1">Class</text:span></text:p>
          </draw:rect>
          <draw:connector draw:style-name="gr7" draw:text-style-name="P8" draw:layer="layout" draw:type="line" svg:x1="5.487cm" svg:y1="20.082cm" svg:x2="5.445cm" svg:y2="18.515cm" svg:d="M5487 20082l-42-1567">
            <text:p text:style-name="P8"><text:span text:style-name="T2">Inheritance</text:span></text:p>
          </draw:connector>
          <draw:connector draw:style-name="gr8" draw:text-style-name="P2" draw:layer="layout" draw:type="line" svg:x1="6.588cm" svg:y1="19.288cm" svg:x2="9.049cm" svg:y2="19.261cm" svg:d="M6588 19288l2461-27">
            <text:p text:style-name="P1"><text:span text:style-name="T1">OneToMany</text:span></text:p>
            <text:p text:style-name="P1"><text:span text:style-name="T1"/></text:p>
          </draw:connector>
        </draw:g>
        <draw:connector draw:style-name="gr9" draw:text-style-name="P2" draw:layer="layout" draw:type="line" svg:x1="6.461cm" svg:y1="15.351cm" svg:x2="11.033cm" svg:y2="15.287cm" draw:start-shape="id10" draw:start-glue-point="1" draw:end-shape="id16" draw:end-glue-point="3" svg:d="M6461 15351l4572-64">
          <text:p text:style-name="P1"><text:span text:style-name="T1">holder / heldAccounts</text:span></text:p>
          <text:p text:style-name="P1"><text:span text:style-name="T1"/></text:p>
        </draw:connector>
        <draw:connector draw:style-name="gr8" draw:text-style-name="P2" draw:layer="layout" draw:type="lines" draw:line-skew="1.023cm 1.023cm" svg:x1="23.796cm" svg:y1="16.367cm" svg:x2="12.747cm" svg:y2="16.367cm" draw:start-shape="id17" draw:start-glue-point="2" draw:end-shape="id16" draw:end-glue-point="2" svg:d="M23796 16367v1524h-11049v-1524">
          <text:p text:style-name="P2"><text:span text:style-name="T1">providedAccounts / provider</text:span></text:p>
        </draw:connector>
      </draw:page>
      <draw:page draw:name="page2" draw:style-name="dp1" draw:master-page-name="Default">
        <draw:connector draw:style-name="gr1" draw:text-style-name="P1" draw:layer="layout" draw:type="line" svg:x1="16.811cm" svg:y1="7.477cm" svg:x2="16.811cm" svg:y2="6.08cm" draw:start-shape="id18" draw:end-shape="id19" draw:end-glue-point="2" svg:d="M16811 7477v-1397">
          <text:p/>
        </draw:connector>
        <draw:rect draw:style-name="gr5" draw:text-style-name="P2" xml:id="id20" draw:id="id20" draw:layer="layout" svg:width="2.667cm" svg:height="0.635cm" svg:x="20.05cm" svg:y="4.556cm">
          <text:p text:style-name="P1"><text:span text:style-name="T7">Organization</text:span></text:p>
        </draw:rect>
        <draw:connector draw:style-name="gr1" draw:text-style-name="P1" draw:layer="layout" draw:type="line" svg:x1="21.383cm" svg:y1="4.556cm" svg:x2="21.32cm" svg:y2="2.651cm" draw:start-shape="id20" draw:start-glue-point="0" draw:end-shape="id21" svg:d="M21383 4556l-63-1905">
          <text:p/>
        </draw:connector>
        <draw:rect draw:style-name="gr5" draw:text-style-name="P2" xml:id="id25" draw:id="id25" draw:layer="layout" svg:width="3.556cm" svg:height="0.635cm" svg:x="10.398cm" svg:y="4.556cm">
          <text:p text:style-name="P1"><text:span text:style-name="T7">OrganizationAccount</text:span></text:p>
        </draw:rect>
        <draw:rect draw:style-name="gr5" draw:text-style-name="P2" xml:id="id23" draw:id="id23" draw:layer="layout" svg:width="2.794cm" svg:height="0.635cm" svg:x="10.779cm" svg:y="2.016cm">
          <text:p text:style-name="P1"><text:span text:style-name="T7">Account</text:span></text:p>
        </draw:rect>
        <draw:connector draw:style-name="gr1" draw:text-style-name="P1" draw:layer="layout" draw:type="line" svg:x1="8.302cm" svg:y1="3.921cm" svg:x2="12.176cm" svg:y2="2.651cm" draw:start-shape="id22" draw:start-glue-point="0" draw:end-shape="id23" draw:end-glue-point="2" svg:d="M8302 3921l3874-1270">
          <text:p/>
        </draw:connector>
        <draw:connector draw:style-name="gr1" draw:text-style-name="P1" draw:layer="layout" draw:type="line" svg:x1="8.302cm" svg:y1="7.477cm" svg:x2="8.302cm" svg:y2="6.08cm" draw:start-shape="id24" draw:start-glue-point="0" draw:end-shape="id22" draw:end-glue-point="2" svg:d="M8302 7477v-1397">
          <text:p/>
        </draw:connector>
        <draw:connector draw:style-name="gr1" draw:text-style-name="P1" draw:layer="layout" draw:type="line" svg:x1="8.366cm" svg:y1="7.477cm" svg:x2="12.176cm" svg:y2="5.191cm" draw:end-shape="id25" draw:end-glue-point="2" svg:d="M8366 7477l3810-2286">
          <text:p/>
        </draw:connector>
        <draw:connector draw:style-name="gr1" draw:text-style-name="P1" draw:layer="layout" draw:type="line" svg:x1="16.811cm" svg:y1="7.477cm" svg:x2="21.383cm" svg:y2="5.191cm" draw:start-shape="id18" draw:start-glue-point="0" draw:end-shape="id20" draw:end-glue-point="2" svg:d="M16811 7477l4572-2286">
          <text:p/>
        </draw:connector>
        <draw:rect draw:style-name="gr5" draw:text-style-name="P2" xml:id="id21" draw:id="id21" draw:layer="layout" svg:width="3.556cm" svg:height="0.635cm" svg:x="19.542cm" svg:y="2.016cm">
          <text:p text:style-name="P1"><text:span text:style-name="T1">AccountProviderHolder</text:span></text:p>
        </draw:rect>
        <draw:g xml:id="id19" draw:id="id19">
          <draw:rect draw:style-name="gr3" draw:text-style-name="P2" draw:layer="layout" svg:width="4.699cm" svg:height="0.635cm" svg:x="14.462cm" svg:y="3.921cm">
            <text:p text:style-name="P1"><text:span text:style-name="T1">AccountProviderHolderEntity</text:span></text:p>
          </draw:rect>
          <draw:rect draw:style-name="gr3" draw:text-style-name="P2" draw:layer="layout" svg:width="4.699cm" svg:height="0.762cm" svg:x="14.462cm" svg:y="4.556cm">
            <text:p text:style-name="P3"><text:span text:style-name="T2">@Entity</text:span></text:p>
            <text:p text:style-name="P3"><text:span text:style-name="T2">@Table=”account_provider_holders”</text:span></text:p>
          </draw:rect>
          <draw:rect draw:style-name="gr4" draw:text-style-name="P2" draw:layer="layout" svg:width="4.699cm" svg:height="0.762cm" svg:x="14.462cm" svg:y="5.318cm">
            <text:p/>
          </draw:rect>
        </draw:g>
        <draw:g xml:id="id18" draw:id="id18">
          <draw:rect draw:style-name="gr3" draw:text-style-name="P2" draw:layer="layout" svg:width="3.936cm" svg:height="0.508cm" svg:x="14.844cm" svg:y="7.477cm">
            <text:p text:style-name="P1"><text:span text:style-name="T1">OrganizationEntity</text:span></text:p>
          </draw:rect>
          <draw:rect draw:style-name="gr3" draw:text-style-name="P2" draw:layer="layout" svg:width="3.937cm" svg:height="1.27cm" svg:x="14.843cm" svg:y="7.985cm">
            <text:p text:style-name="P3"><text:span text:style-name="T2">@Entity</text:span></text:p>
            <text:p text:style-name="P3"><text:span text:style-name="T2">@Table=”organizations”</text:span></text:p>
            <text:p text:style-name="P3"><text:span text:style-name="T2">@Inheritance(type=JOINED)</text:span></text:p>
          </draw:rect>
          <draw:rect draw:style-name="gr4" draw:text-style-name="P2" draw:layer="layout" svg:width="3.937cm" svg:height="0.762cm" svg:x="14.843cm" svg:y="9.255cm">
            <text:p/>
          </draw:rect>
        </draw:g>
        <draw:g>
          <draw:rect draw:style-name="gr3" draw:text-style-name="P2" xml:id="id24" draw:id="id24" draw:layer="layout" svg:width="4.445cm" svg:height="0.508cm" svg:x="6.08cm" svg:y="7.477cm">
            <text:p text:style-name="P1"><text:span text:style-name="T1">OrganizationAccountEntity</text:span></text:p>
          </draw:rect>
          <draw:rect draw:style-name="gr3" draw:text-style-name="P2" draw:layer="layout" svg:width="4.445cm" svg:height="1.143cm" svg:x="6.08cm" svg:y="7.985cm">
            <text:p text:style-name="P3"><text:span text:style-name="T2">@Entity</text:span></text:p>
            <text:p text:style-name="P3"><text:span text:style-name="T2">@Table=”organization_accounts”</text:span></text:p>
            <text:p text:style-name="P3"><text:span text:style-name="T2">@Inheritance(type=JOINED)</text:span></text:p>
          </draw:rect>
          <draw:rect draw:style-name="gr4" draw:text-style-name="P2" draw:layer="layout" svg:width="4.445cm" svg:height="0.762cm" svg:x="6.08cm" svg:y="9.128cm">
            <text:p/>
          </draw:rect>
        </draw:g>
        <draw:g xml:id="id22" draw:id="id22">
          <draw:rect draw:style-name="gr3" draw:text-style-name="P2" draw:layer="layout" svg:width="3.429cm" svg:height="0.635cm" svg:x="6.588cm" svg:y="3.921cm">
            <text:p text:style-name="P1"><text:span text:style-name="T1">AccountEntity</text:span></text:p>
          </draw:rect>
          <draw:rect draw:style-name="gr3" draw:text-style-name="P2" draw:layer="layout" svg:width="3.429cm" svg:height="0.762cm" svg:x="6.588cm" svg:y="4.556cm">
            <text:p text:style-name="P3"><text:span text:style-name="T2">@Entity</text:span></text:p>
            <text:p text:style-name="P3"><text:span text:style-name="T2">@Table=”accounts”</text:span></text:p>
          </draw:rect>
          <draw:rect draw:style-name="gr4" draw:text-style-name="P2" draw:layer="layout" svg:width="3.429cm" svg:height="0.762cm" svg:x="6.588cm" svg:y="5.318cm">
            <text:p/>
          </draw:rect>
        </draw:g>
        <draw:connector draw:style-name="gr1" draw:text-style-name="P1" draw:layer="layout" draw:type="line" svg:x1="12.176cm" svg:y1="4.556cm" svg:x2="12.176cm" svg:y2="2.651cm" draw:start-shape="id25" draw:start-glue-point="0" draw:end-shape="id23" draw:end-glue-point="2" svg:d="M12176 4556v-1905">
          <text:p/>
        </draw:connector>
        <draw:connector draw:style-name="gr1" draw:text-style-name="P1" draw:layer="layout" draw:type="line" svg:x1="16.811cm" svg:y1="3.921cm" svg:x2="21.32cm" svg:y2="2.651cm" draw:start-shape="id19" draw:start-glue-point="0" draw:end-shape="id21" draw:end-glue-point="2" svg:d="M16811 3921l4509-1270">
          <text:p/>
        </draw:connector>
        <draw:g>
          <draw:rect draw:style-name="gr6" draw:text-style-name="P7" draw:layer="layout" svg:width="8.509cm" svg:height="2.667cm" svg:x="1.001cm" svg:y="17.924cm">
            <text:p text:style-name="P3"><text:span text:style-name="T2">Legend</text:span></text:p>
          </draw:rect>
          <draw:rect draw:style-name="gr5" draw:text-style-name="P2" draw:layer="layout" svg:width="2.667cm" svg:height="0.635cm" svg:x="1.763cm" svg:y="18.559cm">
            <text:p text:style-name="P1"><text:span text:style-name="T7">Interface</text:span></text:p>
          </draw:rect>
          <draw:rect draw:style-name="gr3" draw:text-style-name="P2" draw:layer="layout" svg:width="2.667cm" svg:height="0.635cm" svg:x="1.763cm" svg:y="19.448cm">
            <text:p text:style-name="P1"><text:span text:style-name="T1">Class</text:span></text:p>
          </draw:rect>
          <draw:connector draw:style-name="gr7" draw:text-style-name="P8" draw:layer="layout" draw:type="line" svg:x1="5.488cm" svg:y1="20.083cm" svg:x2="5.446cm" svg:y2="18.516cm" svg:d="M5488 20083l-42-1567">
            <text:p text:style-name="P8"><text:span text:style-name="T2">Inheritance</text:span></text:p>
          </draw:connector>
          <draw:connector draw:style-name="gr8" draw:text-style-name="P2" draw:layer="layout" draw:type="line" svg:x1="6.589cm" svg:y1="19.289cm" svg:x2="9.05cm" svg:y2="19.262cm" svg:d="M6589 19289l2461-27">
            <text:p text:style-name="P1"><text:span text:style-name="T1">OneToMany</text:span></text:p>
            <text:p text:style-name="P1"><text:span text:style-name="T1"/></text:p>
          </draw:connector>
        </draw:g>
      </draw:page>
      <draw:page draw:name="page3" draw:style-name="dp1" draw:master-page-name="Default">
        <draw:rect draw:style-name="gr5" draw:text-style-name="P2" xml:id="id31" draw:id="id31" draw:layer="layout" svg:width="2.667cm" svg:height="0.635cm" svg:x="10.969cm" svg:y="2.143cm">
          <text:p text:style-name="P1"><text:span text:style-name="T7">Account</text:span></text:p>
        </draw:rect>
        <draw:rect draw:style-name="gr5" draw:text-style-name="P2" xml:id="id27" draw:id="id27" draw:layer="layout" svg:width="2.667cm" svg:height="0.635cm" svg:x="19.288cm" svg:y="2.143cm">
          <text:p text:style-name="P1"><text:span text:style-name="T1">AccountProvider</text:span></text:p>
        </draw:rect>
        <draw:rect draw:style-name="gr5" draw:text-style-name="P2" xml:id="id26" draw:id="id26" draw:layer="layout" svg:width="2.667cm" svg:height="0.635cm" svg:x="19.288cm" svg:y="4.302cm">
          <text:p text:style-name="P1"><text:span text:style-name="T7">ServiceProvider</text:span></text:p>
        </draw:rect>
        <draw:connector draw:style-name="gr1" draw:text-style-name="P1" draw:layer="layout" draw:type="line" svg:x1="20.621cm" svg:y1="4.302cm" svg:x2="20.621cm" svg:y2="2.778cm" draw:start-shape="id26" draw:start-glue-point="0" draw:end-shape="id27" draw:end-glue-point="2" svg:d="M20621 4302v-1524">
          <text:p/>
        </draw:connector>
        <draw:connector draw:style-name="gr1" draw:text-style-name="P1" draw:layer="layout" draw:type="line" svg:x1="16.684cm" svg:y1="7.604cm" svg:x2="20.621cm" svg:y2="4.937cm" draw:start-shape="id28" draw:start-glue-point="0" draw:end-shape="id26" draw:end-glue-point="2" svg:d="M16684 7604l3937-2667">
          <text:p/>
        </draw:connector>
        <draw:connector draw:style-name="gr1" draw:text-style-name="P1" draw:layer="layout" draw:type="line" svg:x1="16.684cm" svg:y1="7.604cm" svg:x2="16.684cm" svg:y2="5.826cm" draw:start-shape="id28" draw:start-glue-point="0" draw:end-shape="id29" svg:d="M16684 7604v-1778">
          <text:p/>
        </draw:connector>
        <draw:connector draw:style-name="gr1" draw:text-style-name="P1" draw:layer="layout" draw:type="line" svg:x1="12.303cm" svg:y1="4.429cm" svg:x2="12.302cm" svg:y2="2.778cm" draw:start-shape="id30" draw:start-glue-point="0" draw:end-shape="id31" draw:end-glue-point="2" svg:d="M12303 4429l-1-1651">
          <text:p/>
        </draw:connector>
        <draw:g xml:id="id33" draw:id="id33">
          <draw:rect draw:style-name="gr3" draw:text-style-name="P2" draw:layer="layout" svg:width="3.429cm" svg:height="0.635cm" svg:x="5.318cm" svg:y="3.794cm">
            <text:p text:style-name="P1"><text:span text:style-name="T1">AccountEntity</text:span></text:p>
          </draw:rect>
          <draw:rect draw:style-name="gr3" draw:text-style-name="P2" draw:layer="layout" svg:width="3.429cm" svg:height="0.762cm" svg:x="5.318cm" svg:y="4.429cm">
            <text:p text:style-name="P3"><text:span text:style-name="T2">@Entity</text:span></text:p>
            <text:p text:style-name="P3"><text:span text:style-name="T2">@Table=”accounts”</text:span></text:p>
          </draw:rect>
          <draw:rect draw:style-name="gr4" draw:text-style-name="P2" draw:layer="layout" svg:width="3.429cm" svg:height="0.762cm" svg:x="5.318cm" svg:y="5.191cm">
            <text:p/>
          </draw:rect>
        </draw:g>
        <draw:g xml:id="id32" draw:id="id32">
          <draw:rect draw:style-name="gr3" draw:text-style-name="P2" draw:layer="layout" svg:width="4.952cm" svg:height="0.508cm" svg:x="4.556cm" svg:y="7.604cm">
            <text:p text:style-name="P1"><text:span text:style-name="T1">ServiceProviderAccountEntity</text:span></text:p>
          </draw:rect>
          <draw:rect draw:style-name="gr3" draw:text-style-name="P2" draw:layer="layout" svg:width="4.952cm" svg:height="1.143cm" svg:x="4.556cm" svg:y="8.112cm">
            <text:p text:style-name="P3"><text:span text:style-name="T2">@Entity</text:span></text:p>
            <text:p text:style-name="P3"><text:span text:style-name="T2">@Table=”service_provider_accounts”</text:span></text:p>
            <text:p text:style-name="P3"><text:span text:style-name="T2">@Inheritance(type=JOINED)</text:span></text:p>
          </draw:rect>
          <draw:rect draw:style-name="gr4" draw:text-style-name="P2" draw:layer="layout" svg:width="4.952cm" svg:height="0.762cm" svg:x="4.556cm" svg:y="9.255cm">
            <text:p/>
          </draw:rect>
        </draw:g>
        <draw:rect draw:style-name="gr5" draw:text-style-name="P2" xml:id="id30" draw:id="id30" draw:layer="layout" svg:width="3.556cm" svg:height="0.635cm" svg:x="10.525cm" svg:y="4.429cm">
          <text:p text:style-name="P1"><text:span text:style-name="T7">ServiceProviderAccount</text:span></text:p>
        </draw:rect>
        <draw:connector draw:style-name="gr1" draw:text-style-name="P1" draw:layer="layout" draw:type="line" svg:x1="7.032cm" svg:y1="7.604cm" svg:x2="7.032cm" svg:y2="5.953cm" draw:start-shape="id32" draw:start-glue-point="0" draw:end-shape="id33" draw:end-glue-point="2" svg:d="M7032 7604v-1651">
          <text:p/>
        </draw:connector>
        <draw:connector draw:style-name="gr1" draw:text-style-name="P1" draw:layer="layout" draw:type="line" svg:x1="7.032cm" svg:y1="3.794cm" svg:x2="12.302cm" svg:y2="2.778cm" draw:start-shape="id33" draw:start-glue-point="0" draw:end-shape="id31" draw:end-glue-point="2" svg:d="M7032 3794l5270-1016">
          <text:p/>
        </draw:connector>
        <draw:connector draw:style-name="gr1" draw:text-style-name="P1" draw:layer="layout" draw:type="line" svg:x1="7.032cm" svg:y1="7.604cm" svg:x2="12.303cm" svg:y2="5.064cm" draw:start-shape="id32" draw:start-glue-point="0" draw:end-shape="id30" draw:end-glue-point="2" svg:d="M7032 7604l5271-2540">
          <text:p/>
        </draw:connector>
        <draw:g xml:id="id28" draw:id="id28">
          <draw:rect draw:style-name="gr3" draw:text-style-name="P2" draw:layer="layout" svg:width="3.936cm" svg:height="0.508cm" svg:x="14.717cm" svg:y="7.604cm">
            <text:p text:style-name="P1"><text:span text:style-name="T1">ServiceProviderEntity</text:span></text:p>
          </draw:rect>
          <draw:rect draw:style-name="gr3" draw:text-style-name="P2" draw:layer="layout" svg:width="3.937cm" svg:height="1.27cm" svg:x="14.716cm" svg:y="8.112cm">
            <text:p text:style-name="P3"><text:span text:style-name="T2">@Entity</text:span></text:p>
            <text:p text:style-name="P3"><text:span text:style-name="T2">@Table=”service_providers”</text:span></text:p>
            <text:p text:style-name="P3"><text:span text:style-name="T2">@Inheritance(type=JOINED)</text:span></text:p>
          </draw:rect>
          <draw:rect draw:style-name="gr4" draw:text-style-name="P2" draw:layer="layout" svg:width="3.937cm" svg:height="0.762cm" svg:x="14.716cm" svg:y="9.382cm">
            <text:p/>
          </draw:rect>
        </draw:g>
        <draw:g xml:id="id29" draw:id="id29">
          <draw:rect draw:style-name="gr3" draw:text-style-name="P2" draw:layer="layout" svg:width="3.937cm" svg:height="0.635cm" svg:x="14.716cm" svg:y="3.667cm">
            <text:p text:style-name="P1"><text:span text:style-name="T1">AccountProviderEntity</text:span></text:p>
          </draw:rect>
          <draw:rect draw:style-name="gr3" draw:text-style-name="P2" draw:layer="layout" svg:width="3.937cm" svg:height="0.762cm" svg:x="14.716cm" svg:y="4.302cm">
            <text:p text:style-name="P3"><text:span text:style-name="T2">@Entity</text:span></text:p>
            <text:p text:style-name="P3"><text:span text:style-name="T2">@Table=”account_providers”</text:span></text:p>
          </draw:rect>
          <draw:rect draw:style-name="gr4" draw:text-style-name="P2" draw:layer="layout" svg:width="3.937cm" svg:height="0.762cm" svg:x="14.716cm" svg:y="5.064cm">
            <text:p/>
          </draw:rect>
        </draw:g>
        <draw:connector draw:style-name="gr1" draw:text-style-name="P1" draw:layer="layout" draw:type="line" svg:x1="16.684cm" svg:y1="3.667cm" svg:x2="20.621cm" svg:y2="2.778cm" draw:start-shape="id29" draw:start-glue-point="0" draw:end-shape="id27" draw:end-glue-point="2" svg:d="M16684 3667l3937-889">
          <text:p/>
        </draw:connector>
        <draw:g>
          <draw:rect draw:style-name="gr6" draw:text-style-name="P7" draw:layer="layout" svg:width="8.509cm" svg:height="2.667cm" svg:x="1.001cm" svg:y="17.924cm">
            <text:p text:style-name="P3"><text:span text:style-name="T2">Legend</text:span></text:p>
          </draw:rect>
          <draw:rect draw:style-name="gr5" draw:text-style-name="P2" draw:layer="layout" svg:width="2.667cm" svg:height="0.635cm" svg:x="1.763cm" svg:y="18.559cm">
            <text:p text:style-name="P1"><text:span text:style-name="T7">Interface</text:span></text:p>
          </draw:rect>
          <draw:rect draw:style-name="gr3" draw:text-style-name="P2" draw:layer="layout" svg:width="2.667cm" svg:height="0.635cm" svg:x="1.763cm" svg:y="19.448cm">
            <text:p text:style-name="P1"><text:span text:style-name="T1">Class</text:span></text:p>
          </draw:rect>
          <draw:connector draw:style-name="gr7" draw:text-style-name="P8" draw:layer="layout" draw:type="line" svg:x1="5.488cm" svg:y1="20.083cm" svg:x2="5.446cm" svg:y2="18.516cm" svg:d="M5488 20083l-42-1567">
            <text:p text:style-name="P8"><text:span text:style-name="T2">Inheritance</text:span></text:p>
          </draw:connector>
          <draw:connector draw:style-name="gr8" draw:text-style-name="P2" draw:layer="layout" draw:type="line" svg:x1="6.589cm" svg:y1="19.289cm" svg:x2="9.05cm" svg:y2="19.262cm" svg:d="M6589 19289l2461-27">
            <text:p text:style-name="P1"><text:span text:style-name="T1">OneToMany</text:span></text:p>
            <text:p text:style-name="P1"><text:span text:style-name="T1"/></text:p>
          </draw:connector>
        </draw:g>
      </draw:page>
      <draw:page draw:name="page4" draw:style-name="dp1" draw:master-page-name="Default">
        <draw:rect draw:style-name="gr5" draw:text-style-name="P2" xml:id="id35" draw:id="id35" draw:layer="layout" svg:width="2.667cm" svg:height="0.635cm" svg:x="15.605cm" svg:y="2.016cm">
          <text:p text:style-name="P1"><text:span text:style-name="T1">AccountHolder</text:span></text:p>
        </draw:rect>
        <draw:rect draw:style-name="gr5" draw:text-style-name="P2" xml:id="id34" draw:id="id34" draw:layer="layout" svg:width="2.667cm" svg:height="0.635cm" svg:x="15.605cm" svg:y="4.175cm">
          <text:p text:style-name="P1"><text:span text:style-name="T7">Person</text:span></text:p>
        </draw:rect>
        <draw:connector draw:style-name="gr1" draw:text-style-name="P1" draw:layer="layout" draw:type="line" svg:x1="16.938cm" svg:y1="4.175cm" svg:x2="16.938cm" svg:y2="2.651cm" draw:start-shape="id34" draw:start-glue-point="0" draw:end-shape="id35" draw:end-glue-point="2" svg:d="M16938 4175v-1524">
          <text:p/>
        </draw:connector>
        <draw:connector draw:style-name="gr1" draw:text-style-name="P1" draw:layer="layout" draw:type="line" svg:x1="13.001cm" svg:y1="7.477cm" svg:x2="16.938cm" svg:y2="4.81cm" draw:start-shape="id36" draw:start-glue-point="0" draw:end-shape="id34" draw:end-glue-point="2" svg:d="M13001 7477l3937-2667">
          <text:p/>
        </draw:connector>
        <draw:connector draw:style-name="gr1" draw:text-style-name="P1" draw:layer="layout" draw:type="line" svg:x1="13.001cm" svg:y1="7.477cm" svg:x2="13.001cm" svg:y2="5.699cm" draw:start-shape="id36" draw:start-glue-point="0" draw:end-shape="id37" svg:d="M13001 7477v-1778">
          <text:p/>
        </draw:connector>
        <draw:g xml:id="id36" draw:id="id36">
          <draw:rect draw:style-name="gr3" draw:text-style-name="P2" draw:layer="layout" svg:width="3.936cm" svg:height="0.508cm" svg:x="11.034cm" svg:y="7.477cm">
            <text:p text:style-name="P1"><text:span text:style-name="T1">PersonEntity</text:span></text:p>
          </draw:rect>
          <draw:rect draw:style-name="gr3" draw:text-style-name="P2" draw:layer="layout" svg:width="3.937cm" svg:height="1.27cm" svg:x="11.033cm" svg:y="7.985cm">
            <text:p text:style-name="P3"><text:span text:style-name="T2">@Entity</text:span></text:p>
            <text:p text:style-name="P3"><text:span text:style-name="T2">@Table=”persons”</text:span></text:p>
            <text:p text:style-name="P3"><text:span text:style-name="T2">@Inheritance(type=JOINED)</text:span></text:p>
          </draw:rect>
          <draw:rect draw:style-name="gr4" draw:text-style-name="P2" draw:layer="layout" svg:width="3.937cm" svg:height="0.762cm" svg:x="11.033cm" svg:y="9.255cm">
            <text:p/>
          </draw:rect>
        </draw:g>
        <draw:g xml:id="id37" draw:id="id37">
          <draw:rect draw:style-name="gr3" draw:text-style-name="P2" draw:layer="layout" svg:width="3.937cm" svg:height="0.635cm" svg:x="11.033cm" svg:y="3.54cm">
            <text:p text:style-name="P1"><text:span text:style-name="T1">AccountHolderEntity</text:span></text:p>
          </draw:rect>
          <draw:rect draw:style-name="gr3" draw:text-style-name="P2" draw:layer="layout" svg:width="3.937cm" svg:height="0.762cm" svg:x="11.033cm" svg:y="4.175cm">
            <text:p text:style-name="P3"><text:span text:style-name="T2">@Entity</text:span></text:p>
            <text:p text:style-name="P3"><text:span text:style-name="T2">@Table=”account_holders”</text:span></text:p>
          </draw:rect>
          <draw:rect draw:style-name="gr4" draw:text-style-name="P2" draw:layer="layout" svg:width="3.937cm" svg:height="0.762cm" svg:x="11.033cm" svg:y="4.937cm">
            <text:p/>
          </draw:rect>
        </draw:g>
        <draw:connector draw:style-name="gr1" draw:text-style-name="P1" draw:layer="layout" draw:type="line" svg:x1="13.001cm" svg:y1="3.54cm" svg:x2="16.938cm" svg:y2="2.651cm" draw:start-shape="id37" draw:start-glue-point="0" draw:end-shape="id35" draw:end-glue-point="2" svg:d="M13001 3540l3937-889">
          <text:p/>
        </draw:connector>
        <draw:g>
          <draw:rect draw:style-name="gr6" draw:text-style-name="P7" draw:layer="layout" svg:width="8.509cm" svg:height="2.667cm" svg:x="1.001cm" svg:y="17.924cm">
            <text:p text:style-name="P3"><text:span text:style-name="T2">Legend</text:span></text:p>
          </draw:rect>
          <draw:rect draw:style-name="gr5" draw:text-style-name="P2" draw:layer="layout" svg:width="2.667cm" svg:height="0.635cm" svg:x="1.763cm" svg:y="18.559cm">
            <text:p text:style-name="P1"><text:span text:style-name="T7">Interface</text:span></text:p>
          </draw:rect>
          <draw:rect draw:style-name="gr3" draw:text-style-name="P2" draw:layer="layout" svg:width="2.667cm" svg:height="0.635cm" svg:x="1.763cm" svg:y="19.448cm">
            <text:p text:style-name="P1"><text:span text:style-name="T1">Class</text:span></text:p>
          </draw:rect>
          <draw:connector draw:style-name="gr7" draw:text-style-name="P8" draw:layer="layout" draw:type="line" svg:x1="5.488cm" svg:y1="20.083cm" svg:x2="5.446cm" svg:y2="18.516cm" svg:d="M5488 20083l-42-1567">
            <text:p text:style-name="P8"><text:span text:style-name="T2">Inheritance</text:span></text:p>
          </draw:connector>
          <draw:connector draw:style-name="gr8" draw:text-style-name="P2" draw:layer="layout" draw:type="line" svg:x1="6.589cm" svg:y1="19.289cm" svg:x2="9.05cm" svg:y2="19.262cm" svg:d="M6589 19289l2461-27">
            <text:p text:style-name="P1"><text:span text:style-name="T1">OneToMany</text:span></text:p>
            <text:p text:style-name="P1"><text:span text:style-name="T1"/></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ary Kephart</meta:initial-creator>
    <meta:creation-date>2024-12-12T11:09:44.55</meta:creation-date>
    <dc:date>2024-12-24T11:39:40.40</dc:date>
    <dc:creator>Gary Kephart</dc:creator>
    <meta:editing-duration>PT18H7M47S</meta:editing-duration>
    <meta:editing-cycles>21</meta:editing-cycles>
    <meta:generator>OpenOffice/4.1.15$Win32 OpenOffice.org_project/4115m2$Build-9813</meta:generator>
    <meta:document-statistic meta:object-count="151"/>
  </office:meta>
</office:document-meta>
</file>